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PRangeProfile.do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PRangeProfile.validateAddresses( AbstractUsecase useca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rt.isVali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t.Part( byte _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RangeProfile.getIP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RangeProfile.doCheckExecution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.Part( byte _position , String _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.setValue( String _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RangeProfile.setParameter( String name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